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94.63mm"/>
    </style:style>
    <style:style style:name="co4" style:family="table-column">
      <style:table-column-properties fo:break-before="auto" style:column-width="21.25mm"/>
    </style:style>
    <style:style style:name="co5" style:family="table-column">
      <style:table-column-properties fo:break-before="auto" style:column-width="11.48mm"/>
    </style:style>
    <style:style style:name="co6" style:family="table-column">
      <style:table-column-properties fo:break-before="auto" style:column-width="45.14mm"/>
    </style:style>
    <style:style style:name="co7" style:family="table-column">
      <style:table-column-properties fo:break-before="auto" style:column-width="12.05mm"/>
    </style:style>
    <style:style style:name="co8" style:family="table-column">
      <style:table-column-properties fo:break-before="auto" style:column-width="7.99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8.61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131.46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60.11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#eaa94c"/>
      <style:text-properties fo:color="#000000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number-columns-repeated="240" table:default-cell-style-name="ce5"/>
        <table:table-row table:style-name="ro1">
          <table:table-cell table:style-name="ce1" table:number-columns-repeated="25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héritage</text:p>
          </table:table-cell>
          <table:table-cell table:style-name="ce2" office:value-type="string" calcext:value-type="string">
            <text:p>titr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 calcext:value-type="string">
            <text:p>BEGIN</text:p>
          </table:table-cell>
          <table:table-cell table:style-name="ce3"/>
          <table:table-cell table:style-name="ce3" office:value-type="string" calcext:value-type="string">
            <text:p>Test Famille default</text:p>
          </table:table-cell>
          <table:table-cell table:style-name="ce3" table:number-columns-repeated="2"/>
          <table:table-cell table:style-name="ce3" office:value-type="string" calcext:value-type="string">
            <text:p>TST_FAMILYCOMPUTED</text:p>
          </table:table-cell>
          <table:table-cell table:style-name="ce3" table:number-columns-repeated="250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Method.TestComputed.php</text:p>
          </table:table-cell>
          <table:table-cell table:style-name="ce1" table:number-columns-repeated="254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constraint</text:p>
          </table:table-cell>
          <table:table-cell table:style-name="ce2" office:value-type="string" calcext:value-type="string">
            <text:p>option</text:p>
          </table:table-cell>
          <table:table-cell table:style-name="ce2" table:number-columns-repeated="240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FRAME</text:p>
          </table:table-cell>
          <table:table-cell table:style-name="ce4"/>
          <table:table-cell table:style-name="ce4" office:value-type="string" calcext:value-type="string">
            <text:p>Cadre Un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TITLE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1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2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oneMore(TST_NUMBER1)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3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oneMore(TST_NUMBER2)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4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simpleAdd(30, 5, 15)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5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simpleAdd(TST_NUMBER3,10):TST_NUMBER9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6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6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Anakeen\Pu\SmartStructures\TestStaticDefault::multiAdd(1,2,3)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7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Anakeen\Pu\SmartStructures\TestStaticDefault::multiAdd(TST_NUMBER1, TST_NUMBER2, TST_NUMBER3)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8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9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9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1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isNull()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2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isNull('zero')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3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bracketConcat("the","beautiful"," rainbow ,",'.')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TEXT4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Anakeen\Pu\SmartStructures\TestStaticDefault::stringOne()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5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6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6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VIS_I_1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Vis I 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Anakeen\Pu\SmartStructures\TestStaticDefault::stringOne()</text:p>
          </table:table-cell>
          <table:table-cell table:number-columns-repeated="243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VIS_I_2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Vis I 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Anakeen\Pu\SmartStructures\TestStaticDefault::stringOne():TST_VIS_I_3</text:p>
          </table:table-cell>
          <table:table-cell table:number-columns-repeated="243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VIS_I_3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Vis I 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2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T_ARRAY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Nombres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string" calcext:value-type="string">
            <text:p>W</text:p>
          </table:table-cell>
          <table:table-cell table:style-name="ce6" table:number-columns-repeated="247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10</text:p>
          </table:table-cell>
          <table:table-cell office:value-type="string" calcext:value-type="string">
            <text:p>TST_T_ARRAY</text:p>
          </table:table-cell>
          <table:table-cell office:value-type="string" calcext:value-type="string">
            <text:p>Nombre 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11</text:p>
          </table:table-cell>
          <table:table-cell office:value-type="string" calcext:value-type="string">
            <text:p>TST_T_ARRAY</text:p>
          </table:table-cell>
          <table:table-cell office:value-type="string" calcext:value-type="string">
            <text:p>Nombre 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simpleAdd(TST_NUMBER10, 10)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12</text:p>
          </table:table-cell>
          <table:table-cell office:value-type="string" calcext:value-type="string">
            <text:p>TST_T_ARRAY</text:p>
          </table:table-cell>
          <table:table-cell office:value-type="string" calcext:value-type="string">
            <text:p>Nombre 1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Anakeen\Pu\SmartStructures\TestStaticDefault::multiAdd(TST_NUMBER11, TST_NUMBER10)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COUNT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Compt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simpleCount(TST_NUMBER10)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255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255"/>
        </table:table-row>
        <table:table-row table:style-name="ro1" table:number-rows-repeated="19">
          <table:table-cell table:style-name="ce1" table:number-columns-repeated="256"/>
        </table:table-row>
        <table:table-row table:style-name="ro1">
          <table:table-cell table:style-name="ce1"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7:10:15.145188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7:11:42.279252392</dc:date>
    <meta:generator>LibreOffice/5.4.5.1$Linux_X86_64 LibreOffice_project/40m0$Build-1</meta:generator>
    <meta:editing-duration>P2DT13H44M16S</meta:editing-duration>
    <meta:editing-cycles>103</meta:editing-cycles>
    <dc:creator>Eric Brison</dc:creator>
    <meta:document-statistic meta:table-count="1" meta:cell-count="291" meta:object-count="0"/>
  </office:meta>
</office:document-meta>
</file>